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20pt" style:font-size-asian="20pt" style:font-size-complex="20pt"/>
    </style:style>
    <style:style style:name="P2" style:parent-style-name="Normal" style:family="paragraph">
      <style:text-properties fo:font-size="20pt" style:font-size-asian="20pt" style:font-size-complex="20pt"/>
    </style:style>
    <style:style style:name="P3" style:parent-style-name="Normal" style:family="paragraph">
      <style:text-properties fo:font-size="20pt" style:font-size-asian="20pt" style:font-size-complex="20pt"/>
    </style:style>
    <style:style style:name="P4" style:parent-style-name="Normal" style:family="paragraph">
      <style:text-properties fo:font-size="20pt" style:font-size-asian="20pt" style:font-size-complex="20pt"/>
    </style:style>
    <style:style style:name="P5" style:parent-style-name="Normal" style:family="paragraph">
      <style:text-properties fo:font-size="20pt" style:font-size-asian="20pt" style:font-size-complex="20pt"/>
    </style:style>
    <style:style style:name="P6" style:parent-style-name="Normal" style:family="paragraph">
      <style:text-properties fo:font-size="20pt" style:font-size-asian="20pt" style:font-size-complex="20pt"/>
    </style:style>
    <style:style style:name="T7" style:parent-style-name="Fontdeparagrafimplicit" style:family="text">
      <style:text-properties fo:font-size="20pt" style:font-size-asian="20pt" style:font-size-complex="20pt"/>
    </style:style>
    <style:style style:name="T8" style:parent-style-name="Fontdeparagrafimplicit" style:family="text">
      <style:text-properties fo:font-size="20pt" style:font-size-asian="20pt" style:font-size-complex="20pt" fo:language="en" fo:country="US"/>
    </style:style>
    <style:style style:name="P9" style:parent-style-name="Normal" style:family="paragraph">
      <style:text-properties fo:font-size="20pt" style:font-size-asian="20pt" style:font-size-complex="20pt"/>
    </style:style>
    <style:style style:name="P10" style:parent-style-name="Normal" style:family="paragraph">
      <style:text-properties fo:font-size="20pt" style:font-size-asian="20pt" style:font-size-complex="20pt"/>
    </style:style>
    <style:style style:name="T11" style:parent-style-name="Fontdeparagrafimplicit" style:family="text">
      <style:text-properties fo:font-size="20pt" style:font-size-asian="20pt" style:font-size-complex="20pt"/>
    </style:style>
    <style:style style:name="T12" style:parent-style-name="Fontdeparagrafimplicit" style:family="text">
      <style:text-properties fo:font-size="20pt" style:font-size-asian="20pt" style:font-size-complex="20pt" fo:language="en" fo:country="US"/>
    </style:style>
    <style:style style:name="T13" style:parent-style-name="Fontdeparagrafimplicit" style:family="text">
      <style:text-properties fo:font-size="20pt" style:font-size-asian="20pt" style:font-size-complex="20pt"/>
    </style:style>
    <style:style style:name="T14" style:parent-style-name="Fontdeparagrafimplicit" style:family="text">
      <style:text-properties fo:font-size="20pt" style:font-size-asian="20pt" style:font-size-complex="20pt"/>
    </style:style>
    <style:style style:name="T15" style:parent-style-name="Fontdeparagrafimplicit" style:family="text">
      <style:text-properties fo:font-size="20pt" style:font-size-asian="20pt" style:font-size-complex="20pt" fo:language="en" fo:country="US"/>
    </style:style>
    <style:style style:name="T16" style:parent-style-name="Fontdeparagrafimplicit" style:family="text">
      <style:text-properties fo:font-size="20pt" style:font-size-asian="20pt" style:font-size-complex="20pt"/>
    </style:style>
    <style:style style:name="T17" style:parent-style-name="Fontdeparagrafimplicit" style:family="text">
      <style:text-properties fo:font-size="20pt" style:font-size-asian="20pt" style:font-size-complex="20pt" fo:language="en" fo:country="US"/>
    </style:style>
    <style:style style:name="T18" style:parent-style-name="Fontdeparagrafimplicit" style:family="text">
      <style:text-properties fo:font-size="20pt" style:font-size-asian="20pt" style:font-size-complex="20pt"/>
    </style:style>
    <style:style style:name="T19" style:parent-style-name="Fontdeparagrafimplicit" style:family="text">
      <style:text-properties fo:font-size="20pt" style:font-size-asian="20pt" style:font-size-complex="20pt"/>
    </style:style>
    <style:style style:name="T20" style:parent-style-name="Fontdeparagrafimplicit" style:family="text">
      <style:text-properties fo:font-size="20pt" style:font-size-asian="20pt" style:font-size-complex="20pt"/>
    </style:style>
  </office:automatic-styles>
  <office:body>
    <office:text text:use-soft-page-breaks="true">
      <text:p text:style-name="P1"/>
      <text:p text:style-name="P2">The problem: Clientul este foarte plictisit si nu are ce să facă, așa că s-a gândit sa facă un joc, numai ca nu știe cum sa facă asta așa că a apelat la noi.</text:p>
      <text:p text:style-name="P3"/>
      <text:p text:style-name="P4">The solution:<text:s/>The Pancake Rush</text:p>
      <text:p text:style-name="P5"/>
      <text:p text:style-name="P6">Requirements:<text:s/></text:p>
      <text:p text:style-name="Normal"><text:span text:style-name="T7">- Joc de tip platformer 2D</text:span><text:span text:style-name="T8">;</text:span></text:p>
      <text:p text:style-name="P9">-Va avea un personaj care poate fi controlat;</text:p>
      <text:p text:style-name="P10">-Va avea platforme statice, mobile, capcane, inamici;</text:p>
      <text:p text:style-name="Normal"><text:span text:style-name="T11">-Scopul jocului este de a termina nivele colectând cât mai multe ingrediente pentru clătite</text:span><text:span text:style-name="T12">;</text:span></text:p>
      <text:p text:style-name="Normal"><text:span text:style-name="T13">-La finalul fiecărui nivel, în funcție de câte ingrediente</text:span><text:span text:style-name="T14"><text:s/>au fost colectate, se va acorda un punctaj reprezentat de un număr de clătite</text:span><text:span text:style-name="T15">;</text:span></text:p>
      <text:p text:style-name="Normal"><text:span text:style-name="T16">-Clătitele pe urmă vor putea fi vândute într-un magazin in schimb la abilități</text:span><text:span text:style-name="T17">.</text:span></text:p>
      <text:p text:style-name="Normal"><text:span text:style-name="T18">-Posibil va avea un sistem de<text:s/></text:span><text:span text:style-name="T19">achievement</text:span><text:span text:style-name="T20">-uri care va oferi la rândul lui un tip de puncte, care vor putea fi date la schimb pentru customizări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language="ro" fo:country="RO" fo:hyphenate="false"/>
    </style:style>
    <style:style style:name="Fontdeparagrafimplicit" style:display-name="Font de paragraf implici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vidiu Tudorache</meta:initial-creator>
    <dc:creator>Ovidiu Tudorache</dc:creator>
    <meta:creation-date>2021-02-26T13:43:00Z</meta:creation-date>
    <dc:date>2021-02-26T13:43:00Z</dc:date>
    <meta:template xlink:href="Normal" xlink:type="simple"/>
    <meta:editing-cycles>2</meta:editing-cycles>
    <meta:editing-duration>PT180S</meta:editing-duration>
    <meta:document-statistic meta:page-count="1" meta:paragraph-count="1" meta:word-count="118" meta:character-count="790" meta:row-count="5" meta:non-whitespace-character-count="673"/>
  </office:meta>
</office:document-meta>
</file>